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400000129737063A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4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1cm" svg:height="1.4cm" svg:x="7.7cm" svg:y="1.1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9cm" svg:height="1cm" svg:x="9.9cm" svg:y="4.5cm">
          <text:p text:style-name="P1"><text:span text:style-name="T2">ResilientMap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9cm" svg:height="1.5cm" svg:x="9.9cm" svg:y="5.5cm">
          <text:p text:style-name="P1"><text:span text:style-name="T3">ResilientMapImp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2cm" svg:height="2.3cm" svg:x="12.9cm" svg:y="8.5cm">
          <text:p text:style-name="P1"><text:span text:style-name="T3">ReplicaClient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cm" svg:height="1.5cm" svg:x="3.1cm" svg:y="4.5cm">
          <text:p text:style-name="P1"><text:span text:style-name="T3">DataStore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9cm" svg:y1="2.5cm" svg:x2="5.2cm" svg:y2="4.5cm">
          <text:p/>
        </draw:line>
        <draw:frame draw:style-name="gr5" draw:text-style-name="P5" draw:layer="layout" svg:width="8.397cm" svg:height="0.729cm" svg:x="1.3cm" svg:y="2.571cm">
          <draw:text-box>
            <text:p><text:span text:style-name="T4">1) makeResilientMap(name):ResilientMap</text:span></text:p>
          </draw:text-box>
        </draw:frame>
        <draw:line draw:style-name="gr4" draw:text-style-name="P1" draw:layer="layout" svg:x1="10.8cm" svg:y1="2.5cm" svg:x2="14.3cm" svg:y2="4.5cm">
          <text:p/>
        </draw:line>
        <draw:frame draw:style-name="gr5" draw:text-style-name="P5" draw:layer="layout" svg:width="5.777cm" svg:height="0.729cm" svg:x="12.8cm" svg:y="3.171cm">
          <draw:text-box>
            <text:p><text:span text:style-name="T4">2) get(key) or put(key,value)</text:span></text:p>
          </draw:text-box>
        </draw:frame>
        <draw:line draw:style-name="gr4" draw:text-style-name="P1" draw:layer="layout" svg:x1="13.3cm" svg:y1="7cm" svg:x2="16.1cm" svg:y2="8.5cm">
          <text:p/>
        </draw:line>
        <draw:line draw:style-name="gr4" draw:text-style-name="P1" draw:layer="layout" svg:x1="15.7cm" svg:y1="10.8cm" svg:x2="8.5cm" svg:y2="13.2cm">
          <text:p/>
        </draw:line>
        <draw:line draw:style-name="gr4" draw:text-style-name="P1" draw:layer="layout" svg:x1="15.7cm" svg:y1="10.8cm" svg:x2="13.5cm" svg:y2="13.2cm">
          <text:p/>
        </draw:line>
        <draw:line draw:style-name="gr4" draw:text-style-name="P1" draw:layer="layout" svg:x1="15.7cm" svg:y1="10.8cm" svg:x2="18cm" svg:y2="13.2cm">
          <text:p/>
        </draw:line>
        <draw:frame draw:style-name="gr5" draw:text-style-name="P5" draw:layer="layout" svg:width="7.868cm" svg:height="0.729cm" svg:x="6.832cm" svg:y="7.4cm">
          <draw:text-box>
            <text:p><text:span text:style-name="T4">3) asyncExecute(request:MapRequest)</text:span></text:p>
          </draw:text-box>
        </draw:frame>
        <draw:line draw:style-name="gr4" draw:text-style-name="P1" draw:layer="layout" svg:x1="12.9cm" svg:y1="9.6cm" svg:x2="5.6cm" svg:y2="9.6cm">
          <text:p/>
        </draw:line>
        <draw:custom-shape draw:style-name="gr3" draw:text-style-name="P4" draw:layer="layout" svg:width="4.5cm" svg:height="1.9cm" svg:x="1.1cm" svg:y="8.6cm">
          <text:p text:style-name="P1"><text:span text:style-name="T3">PartitionTable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7.44cm" svg:height="0.729cm" svg:x="5.6cm" svg:y="8.871cm">
          <draw:text-box>
            <text:p><text:span text:style-name="T4">4) getReplicas(request:MapRequest)</text:span></text:p>
          </draw:text-box>
        </draw:frame>
        <draw:frame draw:style-name="gr5" draw:text-style-name="P5" draw:layer="layout" svg:width="8.054cm" svg:height="1.685cm" svg:x="4.046cm" svg:y="11.015cm">
          <draw:text-box>
            <text:p><text:span text:style-name="T4">5) submitRequest(request:MapRequest)</text:span></text:p>
            <text:p><text:span text:style-name="T4">6) submitCommitReady()</text:span></text:p>
            <text:p><text:span text:style-name="T4">7) submitCommit()/submitAbort()</text:span></text:p>
          </draw:text-box>
        </draw:frame>
        <draw:frame draw:style-name="gr6" draw:text-style-name="P1" draw:layer="layout" svg:width="1.168cm" svg:height="0.909cm" svg:x="14.1cm" svg:y="9.6cm">
          <draw:image xlink:href="Pictures/100002010000011400000129737063AC.png" xlink:type="simple" xlink:show="embed" xlink:actuate="onLoad">
            <text:p/>
          </draw:image>
        </draw:frame>
        <draw:custom-shape draw:style-name="gr7" draw:text-style-name="P6" draw:layer="layout" svg:width="2.3cm" svg:height="0.8cm" svg:x="15.6cm" svg:y="9.7cm">
          <text:p text:style-name="P1"><text:span text:style-name="T5">T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2" draw:layer="layout" svg:width="3.9cm" svg:height="5.3cm" svg:x="6.9cm" svg:y="13.2cm">
            <text:p text:style-name="P1"><text:span text:style-name="T1">Replica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3.5cm" svg:height="1cm" svg:x="7.1cm" svg:y="16.1cm">
            <text:p text:style-name="P1"><text:span text:style-name="T5">partition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3.5cm" svg:height="1.3cm" svg:x="7.1cm" svg:y="14.6cm">
            <text:p text:style-name="P1"><text:span text:style-name="T5">Transactions</text:span></text:p>
            <text:p text:style-name="P1"><text:span text:style-name="T5">log</text:span></text:p>
            <draw:enhanced-geometry svg:viewBox="0 0 21600 21600" draw:type="rectangle" draw:enhanced-path="M 0 0 L 21600 0 21600 21600 0 21600 0 0 Z N"/>
          </draw:custom-shape>
          <draw:frame draw:style-name="gr6" draw:text-style-name="P1" draw:layer="layout" svg:width="1.168cm" svg:height="0.909cm" svg:x="7cm" svg:y="17.3cm">
            <draw:image xlink:href="Pictures/100002010000011400000129737063AC.png" xlink:type="simple" xlink:show="embed" xlink:actuate="onLoad">
              <text:p/>
            </draw:image>
          </draw:frame>
          <draw:custom-shape draw:style-name="gr8" draw:text-style-name="P6" draw:layer="layout" svg:width="2.3cm" svg:height="0.8cm" svg:x="8.3cm" svg:y="17.4cm">
            <text:p text:style-name="P1"><text:span text:style-name="T5">Time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3.9cm" svg:height="5.3cm" svg:x="11.5cm" svg:y="13.2cm">
            <text:p text:style-name="P1"><text:span text:style-name="T3">Replica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3.5cm" svg:height="1cm" svg:x="11.7cm" svg:y="16.1cm">
            <text:p text:style-name="P1"><text:span text:style-name="T5">Partition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3.5cm" svg:height="1.3cm" svg:x="11.7cm" svg:y="14.6cm">
            <text:p text:style-name="P1"><text:span text:style-name="T5">Transactions</text:span></text:p>
            <text:p text:style-name="P1"><text:span text:style-name="T5">log</text:span></text:p>
            <draw:enhanced-geometry svg:viewBox="0 0 21600 21600" draw:type="rectangle" draw:enhanced-path="M 0 0 L 21600 0 21600 21600 0 21600 0 0 Z N"/>
          </draw:custom-shape>
          <draw:frame draw:style-name="gr6" draw:text-style-name="P1" draw:layer="layout" svg:width="1.168cm" svg:height="0.909cm" svg:x="11.6cm" svg:y="17.3cm">
            <draw:image xlink:href="Pictures/100002010000011400000129737063AC.png" xlink:type="simple" xlink:show="embed" xlink:actuate="onLoad">
              <text:p/>
            </draw:image>
          </draw:frame>
          <draw:custom-shape draw:style-name="gr8" draw:text-style-name="P6" draw:layer="layout" svg:width="2.3cm" svg:height="0.8cm" svg:x="12.9cm" svg:y="17.4cm">
            <text:p text:style-name="P1"><text:span text:style-name="T5">Time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3.9cm" svg:height="5.3cm" svg:x="16cm" svg:y="13.2cm">
            <text:p text:style-name="P1"><text:span text:style-name="T3">Replica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3.5cm" svg:height="1cm" svg:x="16.2cm" svg:y="16.1cm">
            <text:p text:style-name="P1"><text:span text:style-name="T5">Partition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3.5cm" svg:height="1.3cm" svg:x="16.2cm" svg:y="14.6cm">
            <text:p text:style-name="P1"><text:span text:style-name="T5">Transactions</text:span></text:p>
            <text:p text:style-name="P1"><text:span text:style-name="T5">log</text:span></text:p>
            <draw:enhanced-geometry svg:viewBox="0 0 21600 21600" draw:type="rectangle" draw:enhanced-path="M 0 0 L 21600 0 21600 21600 0 21600 0 0 Z N"/>
          </draw:custom-shape>
          <draw:frame draw:style-name="gr6" draw:text-style-name="P1" draw:layer="layout" svg:width="1.168cm" svg:height="0.909cm" svg:x="16.1cm" svg:y="17.3cm">
            <draw:image xlink:href="Pictures/100002010000011400000129737063AC.png" xlink:type="simple" xlink:show="embed" xlink:actuate="onLoad">
              <text:p/>
            </draw:image>
          </draw:frame>
          <draw:custom-shape draw:style-name="gr8" draw:text-style-name="P6" draw:layer="layout" svg:width="2.3cm" svg:height="0.8cm" svg:x="17.4cm" svg:y="17.4cm">
            <text:p text:style-name="P1"><text:span text:style-name="T5">Time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3.9cm" svg:height="5.3cm" svg:x="6.9cm" svg:y="13.2cm">
            <text:p text:style-name="P1"><text:span text:style-name="T3">Replica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3.5cm" svg:height="1cm" svg:x="7.1cm" svg:y="16.1cm">
            <text:p text:style-name="P1"><text:span text:style-name="T5">Partition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3.5cm" svg:height="1.3cm" svg:x="7.1cm" svg:y="14.6cm">
            <text:p text:style-name="P1"><text:span text:style-name="T5">Transactions</text:span></text:p>
            <text:p text:style-name="P1"><text:span text:style-name="T5">log</text:span></text:p>
            <draw:enhanced-geometry svg:viewBox="0 0 21600 21600" draw:type="rectangle" draw:enhanced-path="M 0 0 L 21600 0 21600 21600 0 21600 0 0 Z N"/>
          </draw:custom-shape>
          <draw:frame draw:style-name="gr6" draw:text-style-name="P1" draw:layer="layout" svg:width="1.168cm" svg:height="0.909cm" svg:x="7cm" svg:y="17.3cm">
            <draw:image xlink:href="Pictures/100002010000011400000129737063AC.png" xlink:type="simple" xlink:show="embed" xlink:actuate="onLoad">
              <text:p/>
            </draw:image>
          </draw:frame>
          <draw:custom-shape draw:style-name="gr8" draw:text-style-name="P6" draw:layer="layout" svg:width="2.3cm" svg:height="0.8cm" svg:x="8.3cm" svg:y="17.4cm">
            <text:p text:style-name="P1"><text:span text:style-name="T5">Timer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3T12:05:12.119296154</meta:creation-date>
    <dc:date>2016-04-13T14:51:04.621789512</dc:date>
    <meta:editing-duration>PT40M17S</meta:editing-duration>
    <meta:editing-cycles>9</meta:editing-cycles>
    <meta:generator>LibreOffice/4.2.8.2$Linux_X86_64 LibreOffice_project/420m0$Build-2</meta:generator>
    <meta:document-statistic meta:object-count="44"/>
  </office:meta>
</office:document-meta>
</file>